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5.382cm" style:use-optimal-column-width="false"/>
    </style:style>
    <style:style style:name="co2" style:family="table-column">
      <style:table-column-properties style:column-width="5.396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1.875cm" style:use-optimal-row-height="false"/>
    </style:style>
    <style:style style:name="P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923cm" svg:height="14.985cm" svg:x="0.508cm" svg:y="0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OSI Model</text:p>
              </table:table-cell>
              <table:table-cell>
                <text:p>Layer Number</text:p>
              </table:table-cell>
              <table:table-cell>
                <text:p>TCP/IP Layer</text:p>
              </table:table-cell>
              <table:table-cell>
                <text:p>Other Protocol</text:p>
              </table:table-cell>
            </table:table-row>
            <table:table-row table:style-name="ro1" table:default-cell-style-name="gray2">
              <table:table-cell/>
              <table:table-cell/>
              <table:table-cell table:number-rows-spanned="3"/>
              <table:table-cell table:number-rows-spanned="3"/>
              <table:table-cell table:number-rows-spanned="3"/>
            </table:table-row>
            <table:table-row table:style-name="ro1" table:default-cell-style-name="gray1">
              <table:table-cell/>
              <table: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covered-table-cell/>
              <table:covered-table-cell/>
              <table:covered-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7:19:21.936547303</meta:creation-date>
    <dc:date>2020-03-27T20:40:41.362054511</dc:date>
    <meta:editing-duration>PT20M2S</meta:editing-duration>
    <meta:editing-cycles>6</meta:editing-cycles>
    <meta:generator>LibreOffice/6.4.4.2$Linux_X86_64 LibreOffice_project/40$Build-2</meta:generator>
    <meta:document-statistic meta:object-count="24"/>
  </office:meta>
</office:document-meta>
</file>